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0.5pt" style:font-size-asian="10.5pt" style:font-size-complex="10.5pt"/>
    </style:style>
    <style:style style:name="T1"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Text_20_body"><text:tab/>Multiple Sequence Alignment(MSA) is a common problem in bioinformatics[2], it involves lining up sequences which represent <text:s/>genes or proteins. Properly aligned sequences allow the similarities and differences of sequences to be seen[3]. They can show characteristic motifs[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which may be functionality related[15]. Another use is the re-construction of Phylogenetic Trees[17] which is a diagram showing the evolutionary relationships between organisms[15]. All that information using the idea of homology can help to provide information about the functionality of genes and proteins in newly sequenced organisms[1].</text:p>
      <text:p text:style-name="Text_20_body"><text:tab/>Multiple sequence alignments have a very large search space, there is a very large number of possible ways one could arrange[19] the sequences until the mathematically best alignment is found. This would take a very long time[18] and because of the large amount of computational resources required it is not desirable[4]. Many heuristics have been developed which sacrifice finding the optimal alignment[18] for finding a good alignment quickly[4]. In this paper I will examine and implement the use of a genetic algorithm to solve this problem.</text:p>
      <text:h text:style-name="Heading_20_2" text:outline-level="2">Genetic Algorithm</text:h>
      <text:p text:style-name="Text_20_body"><text:tab/>For this project I implement a Genetic Algorithm which can quickly search the entire problem space, finding and refining good solutions for the sequence alignments. </text:p>
      <text:p text:style-name="Text_20_body"><text:tab/>Genetic algorithms work by imitating the evolutionary process of mutation and crossover. A population of candidate solutions is randomly generated over the course of many generations. The fittest solutions present in each generation are used during crossover to create the next generation[20] and mutations may be applied in a random manner to some of the candidate solutions.</text:p>
      <text:p text:style-name="Text_20_body"><text:tab/>The genetic algorithm implemented in this paper is based on Parallel Niche Pareto AlineGA (PNPAlineGA) developed by Fernando da Silva[2].</text:p>
      <text:p text:style-name="Text_20_body"><text:tab/>Solving the problem of MSA using a genetic algorithm requires the development of A genotype, phenotype, fitness function, crossover operator, and mutation operator[20]. </text:p>
      <text:p text:style-name="Text_20_body"><text:tab/>The genotype, representing the candidate solutions in this case is a string representing each sequence[2] and all sequences are printed on a line <text:soft-page-break/>of there own making up the alignment. The internal representation of the genotype is a 2 dimensional numpy[21] array. numpy allows for quick and accurate indexing and changing of values stored in the array. The genotype and phenotype in this algorithm are the same.</text:p>
      <text:p text:style-name="Text_20_body"><text:tab/>The evaluation of the fitness of each candidate solution is measured using two indicates. The sum-of-pairs compares the value in each position of each line with the values in that same position in every other line, and looks up a value in a table holding biologically relevant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preforms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gaps may be inserted to preserve the sequence of the alignment[22]. The second crossover operator randomly selects a horizontal position and places the top of parent 1 with the bottom of parent 2 and vice versa. The final crossover operator all the complete columns identified in parent 1 that are not in parent 2. Then by inserting or deleting gaps that complete column is created in parent2. Note the final operator only creates one offspring.</text:p>
      <text:p text:style-name="Text_20_body"><text:tab/>There are six mutation operators 3 regular and 2 smart the difference is the smart operators check to see if the mutation has improved the alignment. If it has not the mutation is tried again with the original alignment this is repeated some times and if no improvement is made the original sequence is kept[23].</text:p>
      <text:p text:style-name="Text_20_body"><text:tab/>The first regular operator is Gap Insertion a gap is inserted into each line of the alignment the user can choose how many gaps to insert[23]. The second operator is Gap Shift where a gap is randomly chosen and and moved to another location of the sequence[23]. Merge Space is the last regular operator it randomly selects 2 or three consecutive gaps which may or may not be adjacent and makes them adjacent and moves them to a random place in the sequence.</text:p>
      <text:p text:style-name="Text_20_body"><text:tab/>The first of the smart operators is Smart Gap Insertion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If that fails to <text:soft-page-break/>produce a better alignment on the next try it becomes 10% more likely that the gaps will be inserted at the other side[23].</text:p>
      <text:p text:style-name="Text_20_body"><text:tab/>The next smart operator Smart Gap Shifting randomly selects a gap and trys to move it left or right until the fitness improves. The amount amount of times to try to move the gap is set by the user. The direction probability is equal at the start and changes like in Smart Gap Insertion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tournament each generation is used to select which candidate solutions are kept as is and which are mutated and used in crossover. Elitism is used so the top 40% [2] of the solutions are kept and used in the next generation but these solutions can still be used for crossover and the child solutions generated from these can also be in the next generation. </text:p>
      <text:p text:style-name="Text_20_body"><text:tab/>To decide which individuals are used in mating binary tournament selection is used where two individuals are chosen at random and the fittest one is add to the mating pool [8].</text:p>
      <text:h text:style-name="Heading_20_2" text:outline-level="2">Multi-objective Optimisation</text:h>
      <text:p text:style-name="Text_20_body"><text:tab/>In this application there are two parameters which we want to maximize. The sum-of-pairs and the identity score of an alignment. As we want to maximize both of these values and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Text_20_body"><text:soft-page-break/><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and may be removed from the population[24].</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
      <text:h text:style-name="Heading_20_2" text:outline-level="2">Other Models of Multiple Sequence Alignment</text:h>
      <text:p text:style-name="Text_20_body"><text:tab/>There have been many different algorithms developed for multiple sequence alignments. The most successful of these use a progressive or iterative approach[9]. Progressive algorithms work by aligning the closest two sequences and progressively adding more sequences. Some programs which implement this method are CLUSTAL W[10] and MULTAL[11]. The <text:soft-page-break/>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Iterative methods start with a complete alignment and try to improve it each iteration[9]. Statistical methods such as hidden Markov models have also been introduced to improve alignments during the iterations[13].</text:p>
      <text:p text:style-name="Text_20_body"><text:s/><text:tab/>Algorithms such as the popular T-COFFEE[14] use a progressive approach but creates a library of alignment information before the main alignment takes place this helps to guide the alignment and prevents the greedy nature of progressive algorithms interfering with the alignment[14].</text:p>
      <text:h text:style-name="Heading_20_2" text:outline-level="2">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2<text:tab/>Silva, F. J. M.J., Pérez, J. M. S.M., Pulido, J. A. G. A., and Rodríguez, M. V. A. (2011).</text:p>
      <text:p text:style-name="P1"><text:tab/> Parallel niche pareto AlineaGA-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tab/> database for the evaluation of multiple alignment programs. Bioinformatics, 15(1):87-88.</text:p>
      <text:p text:style-name="P1">6<text:tab/>Dayhoff, M. O. and Schwartz, R. M. (1978). A model of evolutionary change in proteins.</text:p>
      <text:p text:style-name="P1"><text:tab/> In in Atlas of Protein Sequence and Structure.</text:p>
      <text:p text:style-name="P1">7<text:tab/>http://www.bioinformatics.nl/tools/pam.html</text:p>
      <text:p text:style-name="P1">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
      <text:p text:style-name="P1"><text:soft-page-break/>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tab/> An evolutionary approach for performing multiple sequence alignment.</text:p>
      <text:p text:style-name="P1"><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soft-page-break/><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20T19:30:37</dc:date>
    <dc:creator>David Morrisroe</dc:creator>
    <meta:editing-duration>PT20H31M51S</meta:editing-duration>
    <meta:editing-cycles>17</meta:editing-cycles>
    <meta:generator>OpenOffice/4.0.1$Linux OpenOffice.org_project/401m5$Build-9714</meta:generator>
    <meta:document-statistic meta:table-count="0" meta:image-count="0" meta:object-count="0" meta:page-count="7" meta:paragraph-count="102" meta:word-count="2523" meta:character-count="16275"/>
  </office:meta>
</office:document-meta>
</file>